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5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table:formula="of:=SUM([.D4:.D18])" office:value-type="currency" office:currency="BRL" office:value="142.24" calcext:value-type="currency">
            <text:p>R$ 142,2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3:53:56.075589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3.2$Linux_X86_64 LibreOffice_project/430m0$Build-2</meta:generator>
    <dc:date>2015-08-22T13:55:18.115875906</dc:date>
    <meta:editing-duration>PT2H40M49S</meta:editing-duration>
    <meta:editing-cycles>37</meta:editing-cycles>
    <dc:creator>Felipe Prado</dc:creator>
    <meta:document-statistic meta:table-count="1" meta:cell-count="55" meta:object-count="0"/>
  </office:meta>
</office:document-meta>
</file>